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language="en" fo:country="US" style:language-asian="en" style:country-asian="US" style:language-complex="en" style:country-complex="US"/>
    </style:style>
    <style:style style:name="T1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font-name="F" fo:font-size="12pt"/>
    </style:style>
  </office:automatic-styles>
  <office:body>
    <office:spreadsheet>
      <table:table table:name="pre" table:style-name="ta1">
        <table:table-column table:style-name="co1" table:number-columns-repeated="1024" table:default-cell-style-name="ce1"/>
        <table:table-row table:style-name="ro1">
          <table:table-cell office:value-type="string">
            <text:p>t_user</text:p>
          </table:table-cell>
          <table:table-cell office:value-type="string">
            <text:p>UPDATE t_user SET user_name = user_name || 'x'</text:p>
          </table:table-cell>
          <table:table-cell table:number-columns-repeated="1022"/>
        </table:table-row>
        <table:table-row table:style-name="ro1">
          <table:table-cell office:value-type="string">
            <text:p>user_id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1020"/>
        </table:table-row>
        <table:table-row table:style-name="ro1">
          <table:table-cell office:value-type="string">
            <text:p>user_name</text:p>
          </table:table-cell>
          <table:table-cell office:value-type="string">
            <text:p>aaa</text:p>
          </table:table-cell>
          <table:table-cell office:value-type="string">
            <text:p>bbb</text:p>
          </table:table-cell>
          <table:table-cell office:value-type="string">
            <text:p>cc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_test</text:p>
          </table:table-cell>
          <table:table-cell table:number-columns-repeated="1023"/>
        </table:table-row>
        <table:table-row table:style-name="ro1">
          <table:table-cell office:value-type="string">
            <text:p>id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table:number-columns-repeated="1020"/>
        </table:table-row>
        <table:table-row table:style-name="ro1">
          <table:table-cell office:value-type="string">
            <text:p>name</text:p>
          </table:table-cell>
          <table:table-cell office:value-type="string">
            <text:p>予定表〜①ﾊﾝｶｸだ</text:p>
          </table:table-cell>
          <table:table-cell office:value-type="string">
            <text:p>予定表〜②ﾊﾝｶｸだ</text:p>
          </table:table-cell>
          <table:table-cell office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>
            <text:p>flag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>
            <text:p>ts</text:p>
          </table:table-cell>
          <table:table-cell office:value-type="string">
            <text:p>2010-01-01</text:p>
          </table:table-cell>
          <table:table-cell office:value-type="string">
            <text:p>2010-01-02</text:p>
          </table:table-cell>
          <table:table-cell office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>
            <text:p>iary</text:p>
          </table:table-cell>
          <table:table-cell office:value-type="string">
            <text:p>{1,2}</text:p>
          </table:table-cell>
          <table:table-cell office:value-type="string">
            <text:p>{3,4}</text:p>
          </table:table-cell>
          <table:table-cell office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>
            <text:p>tary</text:p>
          </table:table-cell>
          <table:table-cell office:value-type="string">
            <text:p>{a,b}</text:p>
          </table:table-cell>
          <table:table-cell office:value-type="string">
            <text:p>{c,d}</text:p>
          </table:table-cell>
          <table:table-cell office:value-type="string">
            <text:p>#NULL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t" table:style-name="ta1">
        <table:table-column table:style-name="co1" table:number-columns-repeated="4" table:default-cell-style-name="ce1"/>
        <table:table-row table:style-name="ro1">
          <table:table-cell office:value-type="string">
            <text:p>t_user</text:p>
          </table:table-cell>
          <table:table-cell office:value-type="string">
            <text:p>user_id</text:p>
          </table:table-cell>
          <table:table-cell table:number-columns-repeated="2"/>
        </table:table-row>
        <table:table-row table:style-name="ro1">
          <table:table-cell office:value-type="string">
            <text:p>user_id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user_name</text:p>
          </table:table-cell>
          <table:table-cell office:value-type="string">
            <text:p>aaax</text:p>
          </table:table-cell>
          <table:table-cell office:value-type="string">
            <text:p>bbbx</text:p>
          </table:table-cell>
          <table:table-cell office:value-type="string">
            <text:p>cccx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_test</text:p>
          </table:table-cell>
          <table:table-cell office:value-type="string">
            <text:p>id</text:p>
          </table:table-cell>
          <table:table-cell table:number-columns-repeated="2"/>
        </table:table-row>
        <table:table-row table:style-name="ro1">
          <table:table-cell office:value-type="string">
            <text:p>id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予定表〜①ﾊﾝｶｸだ</text:p>
          </table:table-cell>
          <table:table-cell office:value-type="string">
            <text:p>予定表〜②ﾊﾝｶｸだ</text:p>
          </table:table-cell>
          <table:table-cell office:value-type="string">
            <text:p>#NULL</text:p>
          </table:table-cell>
        </table:table-row>
        <table:table-row table:style-name="ro1">
          <table:table-cell office:value-type="string">
            <text:p>flag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#NULL</text:p>
          </table:table-cell>
        </table:table-row>
        <table:table-row table:style-name="ro1">
          <table:table-cell office:value-type="string">
            <text:p>ts</text:p>
          </table:table-cell>
          <table:table-cell office:value-type="string">
            <text:p>2010-01-01</text:p>
          </table:table-cell>
          <table:table-cell office:value-type="string">
            <text:p>2010-01-02</text:p>
          </table:table-cell>
          <table:table-cell office:value-type="string">
            <text:p>#NULL</text:p>
          </table:table-cell>
        </table:table-row>
        <table:table-row table:style-name="ro1">
          <table:table-cell office:value-type="string">
            <text:p>iary</text:p>
          </table:table-cell>
          <table:table-cell office:value-type="string">
            <text:p>{1,2}</text:p>
          </table:table-cell>
          <table:table-cell office:value-type="string">
            <text:p>{3,4}</text:p>
          </table:table-cell>
          <table:table-cell office:value-type="string">
            <text:p>#NULL</text:p>
          </table:table-cell>
        </table:table-row>
        <table:table-row table:style-name="ro1">
          <table:table-cell office:value-type="string">
            <text:p>tary</text:p>
          </table:table-cell>
          <table:table-cell office:value-type="string">
            <text:p>{a,b}</text:p>
          </table:table-cell>
          <table:table-cell office:value-type="string">
            <text:p>{c,d}</text:p>
          </table:table-cell>
          <table:table-cell office:value-type="string">
            <text:p>#NULL</text:p>
          </table:table-cell>
        </table:table-row>
      </table:table>
      <table:table table:name="params" table:style-name="ta1">
        <table:table-column table:style-name="co1" table:number-columns-repeated="1024" table:default-cell-style-name="ce1"/>
        <table:table-row table:style-name="ro1">
          <table:table-cell office:value-type="string">
            <text:p>ins</text:p>
          </table:table-cell>
          <table:table-cell table:number-columns-repeated="1023"/>
        </table:table-row>
        <table:table-row table:style-name="ro1">
          <table:table-cell office:value-type="string">
            <text:p>user_id</text:p>
          </table:table-cell>
          <table:table-cell office:value-type="string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user_name</text:p>
          </table:table-cell>
          <table:table-cell office:value-type="string">
            <text:p>dd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ist</text:p>
          </table:table-cell>
          <table:table-cell office:value-type="string">
            <text:p>user_id</text:p>
          </table:table-cell>
          <table:table-cell table:number-columns-repeated="1022"/>
        </table:table-row>
        <table:table-row table:style-name="ro1">
          <table:table-cell office:value-type="string">
            <text:p>user_id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user_name</text:p>
          </table:table-cell>
          <table:table-cell office:value-type="string">
            <text:p>aaax</text:p>
          </table:table-cell>
          <table:table-cell office:value-type="string">
            <text:p>bbbx</text:p>
          </table:table-cell>
          <table:table-cell office:value-type="string">
            <text:p>cccx</text:p>
          </table:table-cell>
          <table:table-cell office:value-type="string">
            <text:p>dd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ry</text:p>
          </table:table-cell>
          <table:table-cell office:value-type="string">
            <text:p>name</text:p>
          </table:table-cell>
          <table:table-cell table:number-columns-repeated="1022"/>
        </table:table-row>
        <table:table-row table:style-name="ro1">
          <table:table-cell office:value-type="string">
            <text:p>name</text:p>
          </table:table-cell>
          <table:table-cell office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>
            <text:p>val1</text:p>
          </table:table-cell>
          <table:table-cell office:value-type="string">
            <text:p>{"a":"b"}</text:p>
          </table:table-cell>
          <table:table-cell table:number-columns-repeated="1022"/>
        </table:table-row>
        <table:table-row table:style-name="ro3">
          <table:table-cell office:value-type="string">
            <text:p>val2</text:p>
          </table:table-cell>
          <table:table-cell table:style-name="ce2" office:value-type="string">
            <text:p><text:span text:style-name="T1">[{"a":{"c":"d"}}</text:span><text:span text:style-name="T2">]</text:span></text:p>
          </table:table-cell>
          <table:table-cell table:number-columns-repeated="1022"/>
        </table:table-row>
        <table:table-row table:style-name="ro1">
          <table:table-cell office:value-type="string">
            <text:p>val3</text:p>
          </table:table-cell>
          <table:table-cell office:value-type="string">
            <text:p>[]</text:p>
          </table:table-cell>
          <table:table-cell table:number-columns-repeated="1022"/>
        </table:table-row>
        <table:table-row table:style-name="ro1">
          <table:table-cell office:value-type="string">
            <text:p>val4</text:p>
          </table:table-cell>
          <table:table-cell office:value-type="string">
            <text:p>#NUL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unmatch</text:p>
          </table:table-cell>
          <table:table-cell office:value-type="string">
            <text:p>id</text:p>
          </table:table-cell>
          <table:table-cell table:number-columns-repeated="1022"/>
        </table:table-row>
        <table:table-row table:style-name="ro1">
          <table:table-cell office:value-type="string">
            <text:p>id</text:p>
          </table:table-cell>
          <table:table-cell office:value-type="string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name</text:p>
          </table:table-cell>
          <table:table-cell office:value-type="string">
            <text:p>aaa</text:p>
          </table:table-cell>
          <table:table-cell table:number-columns-repeated="1022"/>
        </table:table-row>
        <table:table-row table:style-name="ro1">
          <table:table-cell office:value-type="string">
            <text:p>val</text:p>
          </table:table-cell>
          <table:table-cell office:value-type="string">
            <text:p>123</text:p>
          </table:table-cell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fault" table:style-name="ta1">
        <table:table-column table:style-name="co1" table:number-columns-repeated="1024" table:default-cell-style-name="ce1"/>
        <table:table-row table:style-name="ro1">
          <table:table-cell office:value-type="string">
            <text:p>t_user</text:p>
          </table:table-cell>
          <table:table-cell table:number-columns-repeated="1023"/>
        </table:table-row>
        <table:table-row table:style-name="ro1">
          <table:table-cell office:value-type="string">
            <text:p>login_ts</text:p>
          </table:table-cell>
          <table:table-cell office:value-type="string">
            <text:p>2012-01-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_test</text:p>
          </table:table-cell>
          <table:table-cell table:number-columns-repeated="1023"/>
        </table:table-row>
        <table:table-row table:style-name="ro1">
          <table:table-cell office:value-type="string">
            <text:p>test_name</text:p>
          </table:table-cell>
          <table:table-cell office:value-type="string">
            <text:p>abc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7">0000/00/00</text:date>, <text:time style:data-style-name="N2" text:time-value="0000-00-00T14:04:35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8T07:58:34</meta:creation-date>
    <dc:date>2013-04-17T16:41:11</dc:date>
    <meta:editing-duration>PT2H47M7S</meta:editing-duration>
    <meta:editing-cycles>33</meta:editing-cycles>
    <meta:generator>LibreOffice/4.0.2.2$MacOSX_x86 LibreOffice_project/4c82dcdd6efcd48b1d8bba66bfe1989deee49c3</meta:generator>
    <meta:document-statistic meta:table-count="4" meta:cell-count="114" meta:object-count="0"/>
  </office:meta>
</office:document-meta>
</file>